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vertical-align="botto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M Prénom étudiant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 Firefox et Google Chrome)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3">
          <table:table-cell office:value-type="string" calcext:value-type="string" table:number-columns-spanned="5" table:number-rows-spanned="1">
            <text:p>Toutes les fonctionnalités sont présentes et fonctionnent convenablement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'intégration du fichier psd / jpg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<text:span text:style-name="T1">Le site s'affiche correctement dans le mode responsive des navigateurs</text:span></text:p>
            <text:p><text:span text:style-name="T1">(ctrl + maj + M)</text:span>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es fonctionnalité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Images responsiv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jout d'ancres au sein de la même pag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Utilisation de transition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Intégration d'une vidéo Youtube (Sur la page que vous voulez)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et bonnes pratique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Formulaire accessible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a sémantique HTML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Bonu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Utilisation de fonts icon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ncres vers une autre pag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Présence d'un favicon</text:p>
          </table:table-cell>
          <table:covered-table-cell table:number-columns-repeated="5" table:style-name="ce7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Economie de sélecteur CS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jouter le logo d'un réseau social (barre latérale / page contact / pied de page)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6" table:number-rows-spanned="1">
            <text:p>Total</text:p>
          </table:table-cell>
          <table:covered-table-cell table:number-columns-repeated="5" table:style-name="ce15"/>
          <table:table-cell table:style-name="ce15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0" table:number-columns-spanned="8" table:number-rows-spanned="5"/>
          <table:covered-table-cell table:number-columns-repeated="7"/>
          <table:table-cell table:number-columns-repeated="1016"/>
        </table:table-row>
        <table:table-row table:style-name="ro3">
          <table:covered-table-cell table:style-name="Default"/>
          <table:covered-table-cell table:number-columns-repeated="7"/>
          <table:table-cell table:number-columns-repeated="1016"/>
        </table:table-row>
        <table:table-row table:style-name="ro3">
          <table:covered-table-cell table:style-name="Default"/>
          <table:covered-table-cell table:number-columns-repeated="7"/>
          <table:table-cell table:number-columns-repeated="1016"/>
        </table:table-row>
        <table:table-row table:style-name="ro3">
          <table:covered-table-cell table:style-name="Default"/>
          <table:covered-table-cell table:number-columns-repeated="7"/>
          <table:table-cell table:number-columns-repeated="1016"/>
        </table:table-row>
        <table:table-row table:style-name="ro3">
          <table:covered-table-cell table:style-name="Default"/>
          <table:covered-table-cell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20:54:24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0-11-13T22:12:52.376000000</dc:date>
    <meta:editing-duration>PT10H34M54S</meta:editing-duration>
    <meta:editing-cycles>30</meta:editing-cycles>
    <meta:document-statistic meta:table-count="1" meta:cell-count="28" meta:object-count="0"/>
  </office:meta>
</office:document-meta>
</file>